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22F237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darktab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text">
      <style:text-properties fo:font-weight="bold" style:font-weight-asian="bold" style:font-weight-complex="bold"/>
    </style:style>
    <style:style style:name="P2" style:family="paragraph" style:parent-style-name="Darktable_20_text">
      <style:paragraph-properties>
        <style:tab-stops>
          <style:tab-stop style:position="136.53mm"/>
        </style:tab-stops>
      </style:paragraph-properties>
    </style:style>
    <style:style style:name="P3" style:family="paragraph" style:parent-style-name="Darktable_20_text">
      <style:text-properties fo:font-style="normal" style:font-style-asian="normal" style:font-style-complex="normal"/>
    </style:style>
    <style:style style:name="P4" style:family="paragraph" style:parent-style-name="Darktable_20_text">
      <style:text-properties fo:background-color="transparent"/>
    </style:style>
    <style:style style:name="P5" style:family="paragraph" style:parent-style-name="Darktable_20_text">
      <style:paragraph-properties fo:margin-top="0mm" fo:margin-bottom="2.12mm"/>
    </style:style>
    <style:style style:name="P6" style:family="paragraph" style:parent-style-name="Darktable_20_text">
      <style:paragraph-properties fo:margin-top="0mm" fo:margin-bottom="2.12mm"/>
      <style:text-properties fo:font-weight="bold" style:font-weight-asian="bold" style:font-weight-complex="bold"/>
    </style:style>
    <style:style style:name="P7" style:family="paragraph" style:parent-style-name="Darktable_20_chapter_20_separator">
      <style:paragraph-properties fo:break-after="page"/>
    </style:style>
    <style:style style:name="P8" style:family="paragraph" style:parent-style-name="Table_20_Contents">
      <style:text-properties fo:font-size="11pt"/>
    </style:style>
    <style:style style:name="P9" style:family="paragraph" style:parent-style-name="Table_20_Contents">
      <style:text-properties fo:font-size="11pt" fo:font-style="normal" style:font-style-asian="normal" style:font-style-complex="normal"/>
    </style:style>
    <style:style style:name="P10" style:family="paragraph" style:parent-style-name="Darktable_20_caption">
      <style:paragraph-properties text:number-lines="false" text:line-number="0"/>
    </style:style>
    <style:style style:name="P11" style:family="paragraph" style:parent-style-name="Table_20_Heading">
      <style:text-properties fo:font-size="11pt"/>
    </style:style>
    <style:style style:name="P1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5" style:family="paragraph" style:parent-style-name="Darktable_20_chapter_20_number">
      <style:paragraph-properties fo:break-before="page"/>
    </style:style>
    <style:style style:name="P16" style:family="paragraph" style:parent-style-name="Darktable_20_text" style:list-style-name="L1"/>
    <style:style style:name="P17" style:family="paragraph" style:parent-style-name="Darktable_20_heading_20_1" style:list-style-name=""/>
    <style:style style:name="P18" style:family="paragraph" style:parent-style-name="Darktable_20_heading_20_1">
      <style:paragraph-properties fo:break-before="page"/>
    </style:style>
    <style:style style:name="P19" style:family="paragraph" style:parent-style-name="Darktable_20_heading_20_2">
      <style:text-properties fo:font-style="normal" style:font-style-asian="normal" style:font-style-complex="normal"/>
    </style:style>
    <style:style style:name="P20" style:family="paragraph" style:parent-style-name="Darktable_20_heading_20_2">
      <style:text-properties fo:background-color="transparent"/>
    </style:style>
    <style:style style:name="P21" style:family="paragraph" style:parent-style-name="Darktable_20_heading_20_3">
      <style:text-properties fo:background-color="transparent"/>
    </style:style>
    <style:style style:name="P22" style:family="paragraph" style:parent-style-name="Footer">
      <style:paragraph-properties fo:text-align="center" style:justify-single-word="false"/>
    </style:style>
    <style:style style:name="T1" style:family="text">
      <style:text-properties style:text-line-through-style="solid" style:text-line-through-type="double" fo:background-color="transparent"/>
    </style:style>
    <style:style style:name="T2" style:family="text">
      <style:text-properties style:text-line-through-style="none"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T7" style:family="text">
      <style:text-properties fo:font-size="11pt" fo:font-style="italic" style:font-style-asian="italic" style:font-style-complex="italic"/>
    </style:style>
    <style:style style:name="T8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4.99mm" style:run-through="foreground" style:wrap="dynamic" style:number-wrapped-paragraphs="no-limit"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Darktable_20_preface_20_title" text:outline-level="1">Digital photo development with Darktable</text:h>
      <text:p text:style-name="Darktable_20_text">Manage and develop your digital images with Darktable v0.8 .</text:p>
      <text:p text:style-name="Darktable_20_text"/>
      <text:p text:style-name="Darktable_20_text"/>
      <text:p text:style-name="Darktable_20_text"/>
      <text:p text:style-name="Darktable_20_text"/>
      <text:p text:style-name="Darktable_20_text"/>
      <text:p text:style-name="Darktable_20_text"><text:s/></text:p>
      <text:p text:style-name="P1">Stefano Fornari, Mario Latronico, Nicholas Manea</text:p>
      <text:h text:style-name="P18" text:outline-level="2">Copyright and License</text:h>
      <text:p text:style-name="Darktable_20_text">Copyright © 2011 Stefano Fornari, Mario Latronico, Nicholas Manea</text:p>
      <text:p text:style-name="Darktable_20_text"><draw:frame draw:style-name="fr1" draw:name="Frame8" text:anchor-type="paragraph" svg:x="0.34mm" svg:y="-0.46mm" svg:width="170.23mm" draw:z-index="0"><draw:text-box fo:min-height="16.69mm"><text:p text:style-name="Darktable_20_caption"><draw:frame draw:style-name="fr2" draw:name="graphics1" text:anchor-type="paragraph" svg:y="0.02mm" svg:width="23.28mm" svg:height="8.2mm" draw:z-index="1"><draw:image xlink:href="Pictures/10000000000000580000001F22F237FA.png" xlink:type="simple" xlink:show="embed" xlink:actuate="onLoad"/></draw:frame>This work is licensed under a Creative Commons Attribution-ShareAlike 3.0 Unported License.</text:p></draw:text-box></draw:frame>Darktable User Guide is distributed in the hope that it will be useful, but WITHOUT ANY WARRANTY; without even the implied warranty of MERCHANTABILITY or FITNESS FOR A PARTICULAR PURPOSE.</text:p>
      <text:p text:style-name="P7"><text:s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Digital photo development with Darktable<text:tab/>1</text:p>
          <text:p text:style-name="P13">Copyright and License<text:tab/>2</text:p>
          <text:p text:style-name="P13">Preface<text:tab/>4</text:p>
          <text:p text:style-name="P14">Credits<text:tab/>4</text:p>
          <text:p text:style-name="P14">Who should read this book<text:tab/>4</text:p>
          <text:p text:style-name="P14">Conventions<text:tab/>4</text:p>
          <text:p text:style-name="P13">Starting darktable<text:tab/>5</text:p>
          <text:p text:style-name="P14">Lighttable mode<text:tab/>6</text:p>
          <text:p text:style-name="P13">Importing a film roll<text:tab/>6</text:p>
          <text:p text:style-name="P13">Developing one (or more) photo(s)<text:tab/>7</text:p>
          <text:p text:style-name="P14">Rotating<text:tab/>7</text:p>
          <text:p text:style-name="P14">Darkroom mode<text:tab/>8</text:p>
          <text:p text:style-name="P14">Cropping<text:tab/>10</text:p>
          <text:p text:style-name="P14">Correcting colors<text:tab/>11</text:p>
          <text:p text:style-name="P14">Exporting images<text:tab/>12</text:p>
        </text:index-body>
      </text:table-of-content>
      <text:p text:style-name="Standard"/>
      <text:h text:style-name="P17" text:outline-level="2"/>
      <text:h text:style-name="P18" text:outline-level="2">Preface</text:h>
      <text:h text:style-name="Darktable_20_heading_20_2" text:outline-level="3">Credits</text:h>
      <text:p text:style-name="P1">Authors</text:p>
      <text:p text:style-name="Darktable_20_text"><text:tab/>Stefano Fornari, Mario Latronico, Nicholas Manea</text:p>
      <text:p text:style-name="P1">Reviewers</text:p>
      <text:p text:style-name="P1"/>
      <text:p text:style-name="P6">Contributors</text:p>
      <text:h text:style-name="Darktable_20_heading_20_2" text:outline-level="3">Who should read this book</text:h>
      <text:p text:style-name="Darktable_20_text">Darktable is an application to manage and develop digital photographs. It is a digital photo editing software like Photoshop or the GIMP. With darktable we can organize, rate, tag, sort and search our photograph collections in a easy and intuitive way. We can also develop our digital photographs adjusting colors and composition and applying corrections and filters. Darktable is a not-destructive image processing software that allows you to post-process the images without loosing the original picture. Photos can than exported in the most commonly used formats.</text:p>
      <text:p text:style-name="Darktable_20_text">This book is written by beginners for beginners. It drives the reader through a smooth learning process, starting with a simple tutorial first, then exploring the many functionalities provided by the program and finally explaining the most common processing (workflows) and the concepts behind them.</text:p>
      <text:h text:style-name="Darktable_20_heading_20_2" text:outline-level="3">Conventions</text:h>
      <text:p text:style-name="Darktable_20_text">In this book, a number of styles of text are used to distinguish between different kinds of information. Here are a list of these styles and an explanation of their meaning.</text:p>
      <text:p text:style-name="Darktable_20_text">A command line input or output is written as follows:</text:p>
      <text:p text:style-name="Darktable_20_command_20_line">$ bin/darktable</text:p>
      <text:p text:style-name="Darktable_20_command_20_line">Starting darktable...Digital photo development with Darktable</text:p>
      <text:p text:style-name="Darktable_20_text">Manage and develop your digital images with Darktable v0.8 .</text:p>
      <text:p text:style-name="Darktable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rktable_20_text" style:display-name="Darktable text" style:family="paragraph" style:parent-style-name="Text_20_body">
      <style:text-properties style:font-name="Times New Roman1" fo:font-size="11pt" style:font-size-asian="10.5pt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default-outline-level="1" style:list-style-name="" style:master-page-name="">
      <style:paragraph-properties fo:margin-top="0mm" fo:margin-bottom="14.99mm" style:page-number="auto"/>
      <style:text-properties fo:font-size="28pt" fo:font-weight="bold" style:font-size-asian="28pt" style:font-weight-asian="normal" style:font-size-complex="28pt" style:font-weight-complex="normal"/>
    </style:style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heading_20_1" style:display-name="Darktable heading 1" style:family="paragraph" style:parent-style-name="Heading_20_1" style:next-style-name="Darktable_20_text" style:default-outline-level="2">
      <style:text-properties style:font-name="Arial1" fo:font-size="16pt" fo:font-weight="bold"/>
    </style:style>
    <style:style style:name="Darktable_20_chapter_20_separator" style:display-name="Darktable chapter separator" style:family="paragraph" style:parent-style-name="Standard"/>
    <style:style style:name="Contents_20_Heading" style:display-name="Contents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Text_20_body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Darktable_20_heading_20_2" style:display-name="Darktable heading 2" style:family="paragraph" style:parent-style-name="Heading_20_2" style:next-style-name="Darktable_20_text" style:default-outline-level="3">
      <style:text-properties style:use-window-font-color="true" fo:font-weight="bold" style:font-style-complex="normal" style:font-weight-complex="normal"/>
    </style:style>
    <style:style style:name="Darktable_20_command_20_line" style:display-name="Darktable command line" style:family="paragraph" style:parent-style-name="Darktable_20_text">
      <style:text-properties style:font-name="Courier New" fo:font-weight="bold" style:font-weight-asian="bold" style:font-weight-complex="bold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style:font-name="Arial2" fo:font-size="10pt" fo:letter-spacing="0.35mm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rktable_20_heading_20_3" style:display-name="Darktable heading 3" style:family="paragraph" style:parent-style-name="Darktable_20_heading_20_2" style:next-style-name="Darktable_20_text" style:default-outline-level="" style:list-style-name="">
      <style:text-properties style:use-window-font-color="true" fo:font-size="12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Darktable_20_emphasis" style:display-name="Darktable emphasis" style:family="text" style:parent-style-name="Emphasis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text-line-through-style="solid" style:text-line-through-type="double" fo:background-color="transparent"/>
    </style:style>
    <style:style style:name="MT2" style:family="text">
      <style:text-properties style:text-line-through-style="none" fo:background-color="transparen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text:span text:style-name="MT2"><text:s/></text:span><text:page-number text:select-page="current">4</text:page-number> 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o Fornari</meta:initial-creator>
    <meta:creation-date>2011-06-01T22:54:14</meta:creation-date>
    <dc:date>2011-06-02T18:58:14</dc:date>
    <dc:creator>Stefano Fornari</dc:creator>
    <meta:editing-duration>PT8H58M12S</meta:editing-duration>
    <meta:editing-cycles>37</meta:editing-cycles>
    <meta:generator>LibreOffice/3.3$Linux LibreOffice_project/330m19$Build-202</meta:generator>
    <meta:document-statistic meta:table-count="0" meta:image-count="1" meta:object-count="0" meta:page-count="4" meta:paragraph-count="41" meta:word-count="338" meta:character-count="2186"/>
  </office:meta>
</office:document-meta>
</file>

<file path=Basic/Standard/darktable.xml><?xml version="1.0" encoding="utf-8"?>
<!DOCTYPE module  PUBLIC '-//OpenOffice.org//DTD OfficeDocument 1.0//EN'  'module.dtd'>
<script:module xmlns:script="http://openoffice.org/2000/script" script:name="darktable" script:language="StarBasic">

Sub Main
	
End Sub

sub insertSubDocument(filename as String)
    REM  *****  BASIC  *****

	dim document   as object
	dim dispatcher as object
	dim documentFileUrl as String
	dim documentBaseUrl as String
	
	rem ----------------------------------------------------------------------
	rem get access to the document
	document   = ThisComponent.CurrentController.Frame
	dispatcher = createUnoService("com.sun.star.frame.DispatchHelper")
	documentFileUrl =  ThisComponent.getURL()
	
	documentBaseUrl  = left(documentFileUrl,  InStr(documentFileUrl, "darktable.odt")-1)
	
	dispatcher.executeDispatch(document, ".uno:InsertPagebreak", "", 0, Array())
	
	dim args2(1) as new com.sun.star.beans.PropertyValue
	args2(0).Name = "Name"
	args2(0).Value = documentBaseUrl + filename
	args2(1).Name = "Filter"
	args2(1).Value = "writer8"
	
	dispatcher.executeDispatch(document, ".uno:InsertDoc", "", 0, args2())
end sub


sub addTutorial
	insertSubDocument("tutorial/Tutorial.odt")
end sub

sub addChapter1
	insertSubDocument("1/chapter 1.odt")
end sub

sub addChapter2
	insertSubDocument("2/chapter 2.odt")
end sub

sub addChapter3
	insertSubDocument("3/chapter 3.odt")
end sub

sub addAppendices
	insertSubDocument("appendices/appendices.odt")
end sub


sub addAllSections
	addTutorial
	addChapter1
	addChapter2
	addChapter3
	addAppendices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rk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